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45cm"/>
    </style:style>
    <style:style style:name="gr3" style:family="graphic" style:parent-style-name="standard">
      <style:graphic-properties draw:stroke="none" svg:stroke-color="#000000" draw:fill="none" draw:fill-color="#ffffff" fo:min-height="1.15cm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Open Sans"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start"/>
      <style:text-properties style:font-name="Open Sans"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text-align="start"/>
      <style:text-properties style:font-name="Open Sans"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center"/>
      <style:text-properties style:font-name="Ope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Open Sans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Open Sans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Open Sans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0.7cm" svg:height="0.7cm" svg:x="6.2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cm" svg:height="0.7cm" svg:x="8.4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cm" svg:height="0.7cm" svg:x="10.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2cm" svg:height="1.165cm" svg:x="6.1cm" svg:y="2.992cm">
          <draw:text-box>
            <text:p text:style-name="P2"><text:span text:style-name="T1">LPG Sensors</text:span></text:p>
            <text:p text:style-name="P2"><text:span text:style-name="T2">Inputs</text:span></text:p>
          </draw:text-box>
        </draw:frame>
        <draw:frame draw:style-name="gr2" draw:text-style-name="P3" draw:layer="layout" svg:width="5.2cm" svg:height="0.7cm" svg:x="6.2cm" svg:y="5.1cm">
          <draw:text-box>
            <text:p text:style-name="P3"><text:span text:style-name="T3">1 <text:s text:c="17"/>2 <text:s text:c="17"/>3</text:span></text:p>
          </draw:text-box>
        </draw:frame>
        <draw:custom-shape draw:style-name="gr1" draw:text-style-name="P1" draw:layer="layout" svg:width="1.1cm" svg:height="1.1cm" svg:x="15.7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7cm" svg:height="2.079cm" svg:x="16.9cm" svg:y="3.6cm">
          <draw:text-box>
            <text:p text:style-name="P2"><text:span text:style-name="T2">ON</text:span></text:p>
            <text:p text:style-name="P2"><text:span text:style-name="T1"/></text:p>
            <text:p text:style-name="P2"><text:span text:style-name="T1"/></text:p>
            <text:p text:style-name="P2"><text:span text:style-name="T2">OFF</text:span></text:p>
          </draw:text-box>
        </draw:frame>
        <draw:frame draw:style-name="gr2" draw:text-style-name="P2" draw:layer="layout" svg:width="5.2cm" svg:height="0.708cm" svg:x="13.6cm" svg:y="2.792cm">
          <draw:text-box>
            <text:p text:style-name="P2"><text:span text:style-name="T1">Monitoring</text:span></text:p>
          </draw:text-box>
        </draw:frame>
        <draw:custom-shape draw:style-name="gr1" draw:text-style-name="P1" draw:layer="layout" svg:width="1cm" svg:height="1cm" svg:x="7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cm" svg:height="0.7cm" svg:x="9.2cm" svg:y="8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2cm" svg:height="0.708cm" svg:x="5.8cm" svg:y="7.592cm">
          <draw:text-box>
            <text:p text:style-name="P4"><text:span text:style-name="T1"><text:s text:c="6"/></text:span><text:span text:style-name="T1">Power <text:s text:c="5"/>Siren</text:span></text:p>
          </draw:text-box>
        </draw:frame>
        <draw:frame draw:style-name="gr2" draw:text-style-name="P3" draw:layer="layout" svg:width="5.9cm" svg:height="1.081cm" svg:x="5.8cm" svg:y="9.7cm">
          <draw:text-box>
            <text:p text:style-name="P5"><text:span text:style-name="T3">Source: 5VDC (2000mA)</text:span></text:p>
            <text:p text:style-name="P3"><text:span text:style-name="T3">Require a fused Power Supply</text:span></text:p>
          </draw:text-box>
        </draw:frame>
        <draw:custom-shape draw:style-name="gr4" draw:text-style-name="P1" draw:layer="layout" svg:width="7.1cm" svg:height="3.8cm" svg:x="5.2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3.6cm" svg:x="14.4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cm" svg:height="3.8cm" svg:x="5.1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7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3.2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cm" svg:height="0.708cm" svg:x="8.5cm" svg:y="14.392cm">
          <draw:text-box>
            <text:p text:style-name="P4"><text:span text:style-name="T1"><text:s text:c="5"/></text:span><text:span text:style-name="T1">Alert <text:s text:c="18"/>RESET</text:span></text:p>
          </draw:text-box>
        </draw:frame>
        <draw:custom-shape draw:style-name="gr4" draw:text-style-name="P1" draw:layer="layout" svg:width="7.5cm" svg:height="3.3cm" svg:x="8.2cm" svg:y="12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7T11:07:47.220963375</meta:creation-date>
    <dc:date>2016-11-27T11:47:32.362737481</dc:date>
    <meta:editing-duration>PT28M30S</meta:editing-duration>
    <meta:editing-cycles>5</meta:editing-cycles>
    <meta:generator>LibreOffice/4.2.8.2$Linux_X86_64 LibreOffice_project/420m0$Build-2</meta:generator>
    <meta:document-statistic meta:object-count="19"/>
  </office:meta>
</office:document-meta>
</file>